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padding="0.0193in" fo:border="0.0008in solid #d9d9e3"/>
    </style:style>
    <style:style style:name="P2" style:family="paragraph" style:parent-style-name="Text_20_body">
      <style:paragraph-properties fo:margin-top="0in" fo:margin-bottom="0in" fo:padding="0.0193in" fo:border="0.0008in solid #d9d9e3"/>
    </style:style>
    <style:style style:name="P3" style:family="paragraph" style:parent-style-name="Heading_20_3">
      <style:paragraph-properties fo:padding="0.0193in" fo:border="0.0008in solid #d9d9e3"/>
    </style:style>
    <style:style style:name="P4" style:family="paragraph" style:parent-style-name="Heading_20_4">
      <style:paragraph-properties fo:padding="0.0193in" fo:border="0.0008in solid #d9d9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Шестая часть учебника React фокусируется на практическом применении знаний, предоставляя примеры проектов, лучшие практики развертывания и советы для улучшения качества кода.</text:p>
      <text:h text:style-name="P3" text:outline-level="3">Часть 6: Практические примеры и проекты</text:h>
      <text:h text:style-name="P4" text:outline-level="4">17. <text:span text:style-name="Strong_20_Emphasis">Проектирование и разработка приложений</text:span></text:h>
      <text:p text:style-name="P1">В этом разделе учебника предоставляются практические примеры проектов, которые позволяют студентам применить полученные знания React на практике. Это могут быть примеры от простых приложений, таких как список задач или блог, до более сложных, например, социальная сеть или интернет-магазин. Каждый пример проекта демонстрирует использование различных аспектов React, от компонентов и состояния до взаимодействия с API и роутинга.</text:p>
      <text:h text:style-name="P4" text:outline-level="4">18. <text:span text:style-name="Strong_20_Emphasis">Развертывание React-приложений</text:span></text:h>
      <text:p text:style-name="P1">Одной из важных частей разработки приложений является их развертывание, то есть предоставление приложения для использования пользователями. В этой части учебника обсуждаются различные методы развертывания React-приложений, такие как размещение на хостинге, использование платформ облачных сервисов (например, Netlify, Vercel), настройка серверов для серверного рендеринга и т. д.</text:p>
      <text:h text:style-name="P4" text:outline-level="4">19. <text:span text:style-name="Strong_20_Emphasis">Лучшие практики и советы по разработке на React</text:span></text:h>
      <text:p text:style-name="P1">В завершающей части учебника обсуждаются лучшие практики и советы по улучшению качества кода в React-приложениях. Это может включать в себя советы по организации кода, разделению на компоненты, оптимизации производительности, тестированию и документированию кода. Такие советы помогут студентам улучшить свои навыки разработки и создавать более эффективные и чистые React-приложения.</text:p>
      <text:p text:style-name="P1">Эта часть учебника ориентирована на практическое применение знаний, позволяя студентам не только понять теоретические аспекты React, но и научиться применять их на практике, следуя лучшим практикам разработки и развертывания приложений.</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6S</meta:editing-duration>
    <meta:editing-cycles>3</meta:editing-cycles>
    <meta:generator>OpenOffice/4.1.14$Win32 OpenOffice.org_project/4114m1$Build-9811</meta:generator>
    <dc:date>2023-12-02T19:31:49.06</dc:date>
    <meta:document-statistic meta:table-count="0" meta:image-count="0" meta:object-count="0" meta:page-count="1" meta:paragraph-count="9" meta:word-count="223" meta:character-count="1768"/>
    <dc:creator>Dima Wide</dc:creator>
    <meta:user-defined meta:name="Info 1"/>
    <meta:user-defined meta:name="Info 2"/>
    <meta:user-defined meta:name="Info 3"/>
    <meta:user-defined meta:name="Info 4"/>
  </office:meta>
</office:document-meta>
</file>